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entaur"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text-properties style:font-name="Centaur" officeooo:paragraph-rsid="001394de"/>
    </style:style>
    <style:style style:name="P2" style:family="paragraph" style:parent-style-name="Standard_20__28_user_29_">
      <style:text-properties style:font-name="Centaur" fo:font-weight="bold" officeooo:paragraph-rsid="001394de" style:font-weight-asian="bold" style:font-weight-complex="bold"/>
    </style:style>
    <style:style style:name="P3" style:family="paragraph" style:parent-style-name="Standard_20__28_user_29_">
      <style:text-properties style:font-name="Centaur" officeooo:paragraph-rsid="001394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Age of Expansion and the Rise and Fall of Vecna</text:p>
      <text:p text:style-name="P1"/>
      <text:p text:style-name="P1">17,300 Years BSL-- The Erdani survivors found Rixes, and are ruled by Decius Avitus, known as Decius the Peacemaker.</text:p>
      <text:p text:style-name="P1">A peace is signed between the Rhun'waith and the Erdani by Decius Avitus.</text:p>
      <text:p text:style-name="P1"/>
      <text:p text:style-name="P1">16,000 Years BSL-- The Erdani expand across Northern Ilia, sail east to colonize Winterfall, and sail west to colonize Eastron Wysteria under Lucius Avitus VII, known as Lucius the Shipwright.</text:p>
      <text:p text:style-name="P1">The Rhun'waith leave Ilia to return to Wysteria. Those who return are named the Entula'waith (The People Who Returned). Elea'roilmani leaves with the Entula'waith. The Entula'waith land south of the Neck of Aamir, and found great cities in the lakes south of the Neck of Wysteria. They are Ecros and Mesia Shana. Some Rhun'waith who remained later developed in the tieflings of Tirion.</text:p>
      <text:p text:style-name="P1">The Erdani colonists in Winterfall war against those remaining of the Keveshkek peoples.</text:p>
      <text:p text:style-name="P1">The Talath'cathwaith (lynx folk) of Anor resist Erdani expansion.</text:p>
      <text:p text:style-name="P1">The Erdani sail over the Nwalma'luth and form early towns in the colony of Arear.</text:p>
      <text:p text:style-name="P1">The Erdani bound for Wysteria land in Aamir on Eastron Wysteria and on the Sunset Isles to the east. They mix with the Entula'waith and are named Edain (Men) by them. Those on the Sunset Isles are named Annun'edain by the Annun'waith.</text:p>
      <text:p text:style-name="P1">The Tel'Quessir in Wysteria first make contact with Erdani.</text:p>
      <text:p text:style-name="P1"/>
      <text:p text:style-name="P1">15,000 Years BSL-- The Erdani king Vecna comes to power in Ilia and unites them. He leads their expansion to cover all of Northern Ilia and the lands around Arear. Vecna ends the line of the first kings.</text:p>
      <text:p text:style-name="P1">Vecna dies and transcends into lich-hood.</text:p>
      <text:p text:style-name="P1">Vecna raises his apprentice who is later known the Necromancer.</text:p>
      <text:p text:style-name="P1">The Edain that moved north in Wysteria are taught how to forge iron by the Neldani there. They are known as the Angren'edain (The Iron Men) by Entula'waith. They mix with the dwarven cultures.</text:p>
      <text:p text:style-name="P1">The Coie'Quessir colonize Sundo'kirma, namely the Ranqui peninsula.</text:p>
      <text:p text:style-name="P1">The Agar'Quessir empire reaches a golden age. They expand south by conquering lands in Telmello'kirma of northern Romendor. This golden age is led by Mear Khar, Kas's brother.</text:p>
      <text:p text:style-name="P1"/>
      <text:p text:style-name="P1">14,750 Years BSL-- Vecna advances his control over the humans in Winterfall and the Angren'edain. He leads the conquest against the Mal'Quessir in Southern Ilia. The Mal'Quessir are forced out of the Plains of Moe, even when allied with the Lad'cathwaith (lion folk).</text:p>
      <text:p text:style-name="P1">The Mal'Quessir create the great Gorges of Olaea in attempts to create more defensible positions.</text:p>
      <text:p text:style-name="P1">Mear Khar is killed by Kas. Kas becomes the new Mear. Kas allies with Vecna, eventually becoming his second in command. The alliance between these two dark powers allows the Agar'Quessir to begin to expand greatly. During this time, some Agar'Quessir go to Winterfall and Ilia, planting their seeds in the other continents.</text:p>
      <text:p text:style-name="P1"><text:soft-page-break/></text:p>
      <text:p text:style-name="P1">14,545 Years BSL-- Mear Kas betrays Vecna and cuts of his hand and gouges out his eye before being destroyed.</text:p>
      <text:p text:style-name="P1">Vecna ascends to deity-hood.</text:p>
      <text:p text:style-name="P1"/>
      <text:p text:style-name="P1">14,400 Years BSL-- Vecna, deity, completes his conquest of Ilia, Winterfall, and Wysteria and reigns supreme.</text:p>
      <text:p text:style-name="P1">Hylesten is destroyed by the Erdani in Dagor Huin (Battle of Darkness).</text:p>
      <text:p text:style-name="P1">The Angren'edain, corrupted by Vecna, war with the Entula'waith and Edain to the south. Many Entula'waith are slain in Dagor Tela'waith (Battle of the End of the People).</text:p>
      <text:p text:style-name="P1">The Keveshkek are erased from areas south of the isthmus. The Erdani in Winterfall cover the areas south of the isthmus. The agathions are forced into the north as well. The Erdani there drop their fey-given name and simply call themselves the Men of Winter. Winterfall is named.</text:p>
      <text:p text:style-name="P1">The Annun'waith and Annun'Quessir are massacred by the Annun'edain. Those of the Annun'waith who remain either scatter across the world or follow the Entula'waith to the Parmasinta. The Annun'Quessir manage to survive in enough numbers to continue their civilization on Annuntol. The Annun'edain name themselves the Sunset'ai. The Sunset Isles are translated to common.</text:p>
      <text:p text:style-name="P1"/>
      <text:p text:style-name="P1">14,298 Years BSL-- Angered by Vecna's ascension to deity-hood, many gods work to exile him to Moripalurin, known as Ravenloft to men, a dark, prison-like demi plane. Vecna's hand and eye are the only remains of him on the material plane, and they serve to keep Vecna banished. (FALSE, the Shards of Herya’roheren exiled him)</text:p>
      <text:p text:style-name="P1"/>
      <text:p text:style-name="P1">14,200 Years BSL-- Vecna's empire crumbles and splits into the free holds as Naa'roleith sews discord throughout.</text:p>
      <text:p text:style-name="P1">The remaining Entula'waith and many Annun'waith seek out the Parmasinta, guided by Elea'roilmani. They discover a means to Naa'yamen, and ascend like their ancestors before them. This marks the end of the prominence of the Naa'waith race in history. Elea'riolmani begins a nomadic existence to find any remaining Naa'waith peoples, leading them to the Parmasinta.</text:p>
      <text:p text:style-name="P1">The Sunset'ai and Annun'Quessir make peace, and merge their socie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entaur" svg:font-family="Centau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US"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1-30T15:08:08.215073471</meta:creation-date>
    <dc:date>2018-11-30T15:08:50.627840191</dc:date>
    <meta:editing-duration>PT42S</meta:editing-duration>
    <meta:editing-cycles>1</meta:editing-cycles>
    <meta:generator>LibreOffice/6.4.7.2$Linux_X86_64 LibreOffice_project/40$Build-2</meta:generator>
    <meta:document-statistic meta:table-count="0" meta:image-count="0" meta:object-count="0" meta:page-count="2" meta:paragraph-count="30" meta:word-count="778" meta:character-count="4777" meta:non-whitespace-character-count="4029"/>
  </office:meta>
</office:document-meta>
</file>